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8.891cm" fo:margin-top="0cm" fo:margin-bottom="0cm" style:page-number="auto" table:align="margins" style:writing-mode="lr-tb"/>
    </style:style>
    <style:style style:name="Table1.A" style:family="table-column">
      <style:table-column-properties style:column-width="18.891cm" style:rel-column-width="65535*"/>
    </style:style>
    <style:style style:name="Table1.1" style:family="table-row">
      <style:table-row-properties style:min-row-height="3.598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9.27cm" fo:margin-left="-0.199cm" fo:margin-top="0cm" fo:margin-bottom="0cm" table:align="left" style:writing-mode="lr-tb"/>
    </style:style>
    <style:style style:name="Table2.A" style:family="table-column">
      <style:table-column-properties style:column-width="4.817cm"/>
    </style:style>
    <style:style style:name="Table2.B" style:family="table-column">
      <style:table-column-properties style:column-width="4.812cm"/>
    </style:style>
    <style:style style:name="Table2.D" style:family="table-column">
      <style:table-column-properties style:column-width="4.82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Title">
      <style:paragraph-properties fo:line-height="0.494cm" fo:text-align="start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Lucida Sans" fo:font-size="10.5pt" style:font-size-asian="10.5pt" style:font-name-complex="Arial1" style:font-size-complex="9.5pt"/>
    </style:style>
    <style:style style:name="P2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bold" style:font-size-asian="10pt" style:font-weight-asian="bold"/>
    </style:style>
    <style:style style:name="P3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bold" style:font-size-asian="10pt" style:font-weight-asian="bold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0.494cm"/>
      <style:text-properties style:font-name="Lucida Sans" fo:font-size="10pt" fo:font-weight="normal" style:font-size-asian="10pt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pt" fo:font-weight="normal" style:font-size-asian="10pt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0.494cm"/>
      <style:text-properties style:font-name="Lucida Sans" fo:font-size="10pt" fo:font-weight="normal" style:font-size-asian="10pt" style:font-weight-asian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0.494cm" fo:text-align="center" style:justify-single-word="false"/>
      <style:text-properties style:font-name="Lucida Sans" fo:font-size="10.5pt" fo:font-weight="bold" officeooo:paragraph-rsid="0027090a" style:font-size-asian="10.5pt" style:font-weight-asian="bold" style:font-size-complex="10.5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.5pt" style:font-size-asian="10.5pt" fo:hyphenate="false" fo:hyphenation-remain-char-count="2" fo:hyphenation-push-char-count="2"/>
    </style:style>
    <style:style style:name="P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fo:hyphenate="false" fo:hyphenation-remain-char-count="2" fo:hyphenation-push-char-count="2"/>
    </style:style>
    <style:style style:name="P10" style:family="paragraph" style:parent-style-name="Text_20_body_20_indent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/>
    </style:style>
    <style:style style:name="P11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style:font-style-complex="italic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officeooo:paragraph-rsid="0022002c" style:font-size-asian="10pt" style:font-style-complex="italic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Lucida Sans" fo:font-size="10pt" style:font-size-asian="10pt" fo:hyphenate="false" fo:hyphenation-remain-char-count="2" fo:hyphenation-push-char-count="2"/>
    </style:style>
    <style:style style:name="P14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9.5pt"/>
    </style:style>
    <style:style style:name="P15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16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officeooo:rsid="00317762" officeooo:paragraph-rsid="00317762" style:font-size-asian="12pt" style:font-weight-asian="bold" style:font-name-complex="Arial1" style:font-size-complex="12pt"/>
    </style:style>
    <style:style style:name="P17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fo:letter-spacing="-0.011cm" style:font-size-asian="10pt"/>
    </style:style>
    <style:style style:name="P18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style:font-size-asian="10.5pt" style:font-weight-asian="bold" style:font-name-complex="Arial1" style:font-size-complex="9.5pt"/>
    </style:style>
    <style:style style:name="P19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paragraph-rsid="0022002c" style:font-size-asian="10.5pt" style:font-weight-asian="bold" style:font-name-complex="Arial1" style:font-size-complex="9.5pt"/>
    </style:style>
    <style:style style:name="P20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style:font-size-asian="12pt" style:font-weight-asian="bold" style:font-name-complex="Arial1" style:font-size-complex="12pt"/>
    </style:style>
    <style:style style:name="P21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officeooo:paragraph-rsid="00317762" style:font-size-asian="12pt" style:font-weight-asian="bold" style:font-name-complex="Arial1" style:font-size-complex="12pt"/>
    </style:style>
    <style:style style:name="P22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2pt" fo:font-weight="bold" officeooo:rsid="00315d5b" officeooo:paragraph-rsid="00315d5b" style:font-size-asian="12pt" style:font-weight-asian="bold" style:font-name-complex="Arial1" style:font-size-complex="12pt"/>
    </style:style>
    <style:style style:name="P23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.5pt" style:font-size-asian="10.5pt" style:font-name-complex="Arial1" style:font-size-complex="9.5pt"/>
    </style:style>
    <style:style style:name="P24" style:family="paragraph" style:parent-style-name="Header">
      <style:paragraph-properties fo:margin-left="0cm" fo:margin-right="-1.54cm" fo:text-indent="0cm" style:auto-text-indent="false"/>
      <style:text-properties fo:font-variant="small-caps" fo:color="#000000" style:font-name="Lucida Sans" fo:font-size="25pt" fo:font-weight="bold" style:font-size-asian="25pt" style:font-weight-asian="bold" style:font-name-complex="Tahoma1" style:font-size-complex="25pt" style:font-weight-complex="bold"/>
    </style:style>
    <style:style style:name="P25" style:family="paragraph" style:parent-style-name="Header">
      <style:paragraph-properties fo:margin-left="0cm" fo:margin-right="-1.54cm" fo:text-indent="0cm" style:auto-text-indent="false">
        <style:tab-stops>
          <style:tab-stop style:position="7.62cm" style:type="center"/>
          <style:tab-stop style:position="7.938cm" style:type="center"/>
          <style:tab-stop style:position="15.24cm" style:type="right"/>
        </style:tab-stops>
      </style:paragraph-properties>
      <style:text-properties fo:color="#000000" style:font-name="Lucida Sans" fo:font-weight="bold" style:font-weight-asian="bold" style:font-name-complex="Tahoma1" style:font-size-complex="12pt" style:font-weight-complex="bold"/>
    </style:style>
    <style:style style:name="P26" style:family="paragraph" style:parent-style-name="Header">
      <style:paragraph-properties fo:margin-left="0cm" fo:margin-right="-1.54cm" fo:text-indent="0cm" style:auto-text-indent="false">
        <style:tab-stops>
          <style:tab-stop style:position="7.62cm" style:type="center"/>
          <style:tab-stop style:position="7.938cm" style:type="center"/>
          <style:tab-stop style:position="15.24cm" style:type="right"/>
        </style:tab-stops>
      </style:paragraph-properties>
      <style:text-properties fo:color="#000000" style:font-name="Lucida Sans" fo:font-weight="bold" officeooo:rsid="001f5698" officeooo:paragraph-rsid="001f5698" style:font-weight-asian="bold" style:font-name-complex="Tahoma1" style:font-size-complex="12pt" style:font-weight-complex="bold"/>
    </style:style>
    <style:style style:name="P27" style:family="paragraph" style:parent-style-name="Standard">
      <style:text-properties style:font-name="Lucida Sans" fo:font-size="10.5pt" officeooo:paragraph-rsid="0027090a" style:font-size-asian="10.5pt" style:font-name-complex="Arial1" style:font-size-complex="9.5pt"/>
    </style:style>
    <style:style style:name="P28" style:family="paragraph" style:parent-style-name="Title">
      <style:paragraph-properties fo:line-height="0.494cm" fo:text-align="justify" style:justify-single-word="false" fo:padding-left="0cm" fo:padding-right="0cm" fo:padding-top="0.035cm" fo:padding-bottom="0.035cm" fo:border-left="none" fo:border-right="none" fo:border-top="0.51pt solid #00000a" fo:border-bottom="0.51pt solid #00000a"/>
      <style:text-properties fo:font-variant="normal" fo:text-transform="none" style:font-name="Lucida Sans" fo:font-size="11.5pt" fo:language="en" fo:country="US" style:font-size-asian="11.5pt" style:font-name-complex="Tahoma1" style:font-size-complex="11.5pt" style:font-weight-complex="bold"/>
    </style:style>
    <style:style style:name="P29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style:font-size-asian="10pt" style:font-style-complex="italic" style:font-weight-complex="bold" fo:hyphenate="false" fo:hyphenation-remain-char-count="2" fo:hyphenation-push-char-count="2"/>
    </style:style>
    <style:style style:name="P30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paragraph-rsid="002d1e10" style:font-size-asian="10pt" style:font-style-complex="italic" style:font-weight-complex="bold" fo:hyphenate="false" fo:hyphenation-remain-char-count="2" fo:hyphenation-push-char-count="2"/>
    </style:style>
    <style:style style:name="P31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d1e10" officeooo:paragraph-rsid="002d1e10" style:font-size-asian="10pt" style:font-style-complex="italic" style:font-weight-complex="bold" fo:hyphenate="false" fo:hyphenation-remain-char-count="2" fo:hyphenation-push-char-count="2"/>
    </style:style>
    <style:style style:name="P32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f65ff" officeooo:paragraph-rsid="002f65ff" style:font-size-asian="10pt" style:font-style-complex="italic" style:font-weight-complex="bold" fo:hyphenate="false" fo:hyphenation-remain-char-count="2" fo:hyphenation-push-char-count="2"/>
    </style:style>
    <style:style style:name="P33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e959a" officeooo:paragraph-rsid="002e959a" style:font-size-asian="10pt" style:font-style-complex="italic" style:font-weight-complex="bold" fo:hyphenate="false" fo:hyphenation-remain-char-count="2" fo:hyphenation-push-char-count="2"/>
    </style:style>
    <style:style style:name="P34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e9a3f" officeooo:paragraph-rsid="002e9a3f" style:font-size-asian="10pt" style:font-style-complex="italic" style:font-weight-complex="bold" fo:hyphenate="false" fo:hyphenation-remain-char-count="2" fo:hyphenation-push-char-count="2"/>
    </style:style>
    <style:style style:name="P35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ecc80" officeooo:paragraph-rsid="002ecc80" style:font-size-asian="10pt" style:font-style-complex="italic" style:font-weight-complex="bold" fo:hyphenate="false" fo:hyphenation-remain-char-count="2" fo:hyphenation-push-char-count="2"/>
    </style:style>
    <style:style style:name="P36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Lucida Sans" fo:font-size="10pt" officeooo:rsid="0022002c" officeooo:paragraph-rsid="0022002c" style:font-size-asian="10pt" style:font-style-complex="italic" style:font-weight-complex="bold" fo:hyphenate="false" fo:hyphenation-remain-char-count="2" fo:hyphenation-push-char-count="2"/>
    </style:style>
    <style:style style:name="P37" style:family="paragraph" style:parent-style-name="Standard" style:list-style-name="WWNum2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-0.635cm" style:auto-text-indent="false"/>
      <style:text-properties officeooo:rsid="00236abd" officeooo:paragraph-rsid="00236abd" fo:hyphenate="false" fo:hyphenation-remain-char-count="2" fo:hyphenation-push-char-count="2"/>
    </style:style>
    <style:style style:name="P38" style:family="paragraph" style:parent-style-name="Standard" style:list-style-name="WWNum2">
      <style:paragraph-properties fo:margin-left="1.905cm" fo:margin-right="0cm" fo:margin-top="0cm" fo:margin-bottom="0cm" style:contextual-spacing="false" fo:line-height="100%" fo:text-align="justify" style:justify-single-word="false" fo:hyphenation-ladder-count="no-limit" fo:text-indent="-0.635cm" style:auto-text-indent="false"/>
      <style:text-properties style:font-name="Lucida Sans" fo:font-size="10pt" officeooo:rsid="00236abd" officeooo:paragraph-rsid="00236abd" style:font-size-asian="10pt" style:language-asian="en" style:country-asian="GB" fo:hyphenate="false" fo:hyphenation-remain-char-count="2" fo:hyphenation-push-char-count="2"/>
    </style:style>
    <style:style style:name="P39" style:family="paragraph" style:parent-style-name="Text_20_body_20_indent" style:list-style-name="WWNum1">
      <style:paragraph-properties fo:line-height="0.494cm" fo:text-align="justify" style:justify-single-word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 style:font-style-complex="italic" style:font-weight-complex="bold"/>
    </style:style>
    <style:style style:name="P40" style:family="paragraph" style:parent-style-name="Text_20_body_20_indent" style:list-style-name="WWNum1">
      <style:paragraph-properties fo:margin-left="1.905cm" fo:margin-right="0cm" fo:line-height="0.494cm" fo:text-align="justify" style:justify-single-word="false" fo:text-indent="-0.635cm" style:auto-text-indent="false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style:font-name="Lucida Sans" fo:font-size="10pt" style:font-size-asian="10pt" style:font-name-complex="Arial1"/>
    </style:style>
    <style:style style:name="P41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rsid="0022002c" officeooo:paragraph-rsid="0022002c" style:font-size-asian="10.5pt" style:font-weight-asian="bold" style:font-name-complex="Arial1" style:font-size-complex="9.5pt"/>
    </style:style>
    <style:style style:name="P42" style:family="paragraph" style:parent-style-name="Text_20_body_20_indent">
      <style:paragraph-properties fo:margin-left="0cm" fo:margin-right="0cm" fo:line-height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0.635cm"/>
          <style:tab-stop style:position="1.27cm"/>
          <style:tab-stop style:position="1.905cm"/>
          <style:tab-stop style:position="17.78cm" style:type="right"/>
        </style:tab-stops>
      </style:paragraph-properties>
      <style:text-properties fo:font-variant="small-caps" style:font-name="Lucida Sans" fo:font-size="10.5pt" fo:font-weight="bold" officeooo:rsid="00236abd" style:font-size-asian="10.5pt" style:font-weight-asian="bold" style:font-name-complex="Arial1" style:font-size-complex="9.5pt"/>
    </style:style>
    <style:style style:name="T1" style:family="text">
      <style:text-properties style:font-name="Lucida Sans" fo:font-size="10pt" style:font-size-asian="10pt" style:language-asian="en" style:country-asian="GB"/>
    </style:style>
    <style:style style:name="T2" style:family="text">
      <style:text-properties style:text-position="super 58%" style:font-name="Lucida Sans" fo:font-size="10pt" style:font-size-asian="10pt" style:language-asian="en" style:country-asian="G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3b669" style:font-weight-asian="normal" style:font-weight-complex="normal"/>
    </style:style>
    <style:style style:name="T5" style:family="text">
      <style:text-properties officeooo:rsid="001f5698"/>
    </style:style>
    <style:style style:name="T6" style:family="text">
      <style:text-properties officeooo:rsid="0028ed94"/>
    </style:style>
    <style:style style:name="T7" style:family="text">
      <style:text-properties officeooo:rsid="002d1e10"/>
    </style:style>
    <style:style style:name="T8" style:family="text">
      <style:text-properties officeooo:rsid="00350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Ravi Shankar</text:p>
            <text:p text:style-name="P25">Discipline: B.Tech.</text:p>
            <text:p text:style-name="P25">Branch: Computer Science and Engg. </text:p>
            <text:p text:style-name="P25">MNNIT Allahabad</text:p>
            <text:p text:style-name="P25">Ph: +91-7571872733</text:p>
            <text:p text:style-name="P26"><text:span text:style-name="T6">E-</text:span>mail: ravishankarkumar@live.com</text:p>
          </table:table-cell>
        </table:table-row>
      </table:table>
      <text:p text:style-name="P27"/>
      <text:p text:style-name="P28">Career Objective: <text:span text:style-name="T3">To create Tools and Technologies that improve </text:span><text:span text:style-name="T4">the </text:span><text:span text:style-name="T3">lives of people</text:span></text:p>
      <text:p text:style-name="P15"/>
      <text:p text:style-name="P16"><text:bookmark text:name="OLE_LINK2"/>Current: <text:span text:style-name="T3">B. Tech(Computer Science) final(4th) year student of MNNIT Allahabad</text:span></text:p>
      <text:p text:style-name="P22"/>
      <text:p text:style-name="P21">Academic Performance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7">Qualification</text:p>
          </table:table-cell>
          <table:table-cell table:style-name="Table2.A1" office:value-type="string">
            <text:p text:style-name="P3">Institution</text:p>
          </table:table-cell>
          <table:table-cell table:style-name="Table2.A1" office:value-type="string">
            <text:p text:style-name="P2">Year</text:p>
          </table:table-cell>
          <table:table-cell table:style-name="Table2.A1" office:value-type="string">
            <text:p text:style-name="P2">Aggregate</text:p>
          </table:table-cell>
        </table:table-row>
        <table:table-row table:style-name="Table2.1">
          <table:table-cell table:style-name="Table2.A1" office:value-type="string">
            <text:p text:style-name="P5">B.Tech(Upto VII semester)</text:p>
          </table:table-cell>
          <table:table-cell table:style-name="Table2.A1" office:value-type="string">
            <text:p text:style-name="P6">MNNIT Allahabad</text:p>
          </table:table-cell>
          <table:table-cell table:style-name="Table2.A1" office:value-type="string">
            <text:p text:style-name="P4">2016</text:p>
          </table:table-cell>
          <table:table-cell table:style-name="Table2.A1" office:value-type="string">
            <text:p text:style-name="P4">6.66(On a scale of 10)</text:p>
          </table:table-cell>
        </table:table-row>
        <table:table-row table:style-name="Table2.1">
          <table:table-cell table:style-name="Table2.A3" office:value-type="string">
            <text:p text:style-name="P5">XII (CBSE Board)</text:p>
          </table:table-cell>
          <table:table-cell table:style-name="Table2.A3" office:value-type="string">
            <text:p text:style-name="P6">Holy Mission Sr Sec School</text:p>
          </table:table-cell>
          <table:table-cell table:style-name="Table2.A3" office:value-type="string">
            <text:p text:style-name="P4">2011</text:p>
          </table:table-cell>
          <table:table-cell table:style-name="Table2.A3" office:value-type="string">
            <text:p text:style-name="P4">73.2%</text:p>
          </table:table-cell>
        </table:table-row>
        <table:table-row table:style-name="Table2.1">
          <table:table-cell table:style-name="Table2.A1" office:value-type="string">
            <text:p text:style-name="P5">X(CBSE Board)</text:p>
          </table:table-cell>
          <table:table-cell table:style-name="Table2.A1" office:value-type="string">
            <text:p text:style-name="P6">The Earth Public School</text:p>
          </table:table-cell>
          <table:table-cell table:style-name="Table2.A1" office:value-type="string">
            <text:p text:style-name="P4">2009</text:p>
          </table:table-cell>
          <table:table-cell table:style-name="Table2.A1" office:value-type="string">
            <text:p text:style-name="P4">90.2%</text:p>
          </table:table-cell>
        </table:table-row>
      </table:table>
      <text:p text:style-name="P1"/>
      <text:p text:style-name="P18">Computer Skills</text:p>
      <text:p text:style-name="P13"/>
      <text:list xml:id="list7770140475692313903" text:style-name="WWNum3">
        <text:list-item>
          <text:list>
            <text:list-item>
              <text:p text:style-name="P29">Web-development</text:p>
              <text:list>
                <text:list-item>
                  <text:p text:style-name="P29">Node.js, HTML/CSS, Bootstrap, jQuery</text:p>
                </text:list-item>
              </text:list>
            </text:list-item>
            <text:list-item>
              <text:p text:style-name="P29">Version Control System</text:p>
              <text:list>
                <text:list-item>
                  <text:p text:style-name="P29">git <text:span text:style-name="T5">(actively using</text:span> bitbucket and github<text:span text:style-name="T5">)</text:span></text:p>
                </text:list-item>
              </text:list>
            </text:list-item>
            <text:list-item>
              <text:p text:style-name="P29">Programming Languages</text:p>
              <text:list>
                <text:list-item>
                  <text:p text:style-name="P29">C/C++, JavaScript, C#, Java</text:p>
                </text:list-item>
              </text:list>
            </text:list-item>
            <text:list-item>
              <text:p text:style-name="P29">Documentation</text:p>
              <text:list>
                <text:list-item>
                  <text:p text:style-name="P29">ASCIIDOC, markdown, Latex</text:p>
                </text:list-item>
              </text:list>
            </text:list-item>
            <text:list-item>
              <text:p text:style-name="P29">Other Computer tools</text:p>
              <text:list>
                <text:list-item>
                  <text:p text:style-name="P29">Comfortable with Ubuntu and basic tools on this platform such as LibreOffice, GIMP</text:p>
                </text:list-item>
              </text:list>
            </text:list-item>
          </text:list>
        </text:list-item>
      </text:list>
      <text:p text:style-name="P14"/>
      <text:p text:style-name="P23"/>
      <text:p text:style-name="P1">Areas Of Interest</text:p>
      <text:p text:style-name="P10"><text:bookmark text:name="OLE_LINK21"/></text:p>
      <text:list xml:id="list5094025864614638131" text:style-name="WWNum1">
        <text:list-item>
          <text:p text:style-name="P40">Node.js</text:p>
        </text:list-item>
        <text:list-item>
          <text:p text:style-name="P40">Web Development.</text:p>
        </text:list-item>
        <text:list-item>
          <text:p text:style-name="P40">Algorithms.</text:p>
        </text:list-item>
        <text:list-item>
          <text:p text:style-name="P40">Data Structures.</text:p>
        </text:list-item>
      </text:list>
      <text:p text:style-name="P17"/>
      <text:p text:style-name="P1">Experience</text:p>
      <text:p text:style-name="P10"><text:bookmark text:name="OLE_LINK211"/></text:p>
      <text:list xml:id="list163537418205040" text:continue-numbering="true" text:style-name="WWNum1">
        <text:list-item>
          <text:p text:style-name="P40">1 year experience (December 2014- January 2016) of startup attempt, <text:a xlink:type="simple" xlink:href="http://www.coderpigeon.com/" text:style-name="Internet_20_link" text:visited-style-name="Visited_20_Internet_20_Link">www.coderpigeon.com</text:a></text:p>
        </text:list-item>
        <text:list-item>
          <text:p text:style-name="P40">My responsibilities included</text:p>
          <text:list>
            <text:list-item>
              <text:list>
                <text:list-item>
                  <text:p text:style-name="P39">Developing node.js web apps</text:p>
                </text:list-item>
                <text:list-item>
                  <text:p text:style-name="P39">Teaching</text:p>
                </text:list-item>
                <text:list-item>
                  <text:p text:style-name="P39">Marketing</text:p>
                </text:list-item>
              </text:list>
            </text:list-item>
          </text:list>
        </text:list-item>
      </text:list>
      <text:p text:style-name="P18"><text:soft-page-break/></text:p>
      <text:p text:style-name="P18">Projects</text:p>
      <text:p text:style-name="P13"/>
      <text:list xml:id="list163537518143581" text:continue-list="list7770140475692313903" text:style-name="WWNum3">
        <text:list-item>
          <text:list>
            <text:list-item>
              <text:p text:style-name="P29">E-commerce Website</text:p>
              <text:list>
                <text:list-item>
                  <text:p text:style-name="P29">Project Title:<text:tab/>E-Market</text:p>
                </text:list-item>
                <text:list-item>
                  <text:p text:style-name="P29">Duration: <text:tab/><text:tab/>15 days</text:p>
                </text:list-item>
                <text:list-item>
                  <text:p text:style-name="P29">URL:<text:tab/><text:tab/><text:a xlink:type="simple" xlink:href="http://nodedemo.coderpigeon.com/" text:style-name="Internet_20_link" text:visited-style-name="Visited_20_Internet_20_Link">http://nodedemo.coderpigeon.com</text:a></text:p>
                </text:list-item>
                <text:list-item>
                  <text:p text:style-name="P29">Brief Description:<text:tab/>An E-commerce website to serve as a teaching project on node.js. This website has very simple features of an e-commerce site such as adding products(for administrators) and cart(for users).</text:p>
                </text:list-item>
              </text:list>
              <text:p text:style-name="P29"/>
            </text:list-item>
            <text:list-item>
              <text:p text:style-name="P29">Tech-fest Website</text:p>
              <text:list>
                <text:list-item>
                  <text:p text:style-name="P29">Project title:<text:tab/>Vivacious 2k16</text:p>
                </text:list-item>
                <text:list-item>
                  <text:p text:style-name="P29">Duration: <text:tab/><text:tab/>1 month</text:p>
                </text:list-item>
                <text:list-item>
                  <text:p text:style-name="P29">URL:<text:tab/><text:tab/><text:a xlink:type="simple" xlink:href="http://ewing.technoculturalfest.com/" text:style-name="Internet_20_link" text:visited-style-name="Visited_20_Internet_20_Link">http://ewing.technoculturalfest.com</text:a></text:p>
                </text:list-item>
                <text:list-item>
                  <text:p text:style-name="P29">Brief Description:<text:tab/>A website for the techno-cultural fest being organised at Ewing Christian College, Allahabad</text:p>
                </text:list-item>
                <text:list-item>
                  <text:p text:style-name="P29">Framework/Libraries used</text:p>
                  <text:list>
                    <text:list-item>
                      <text:p text:style-name="P29">Node.js, Express.js, swig, Bootstrap, jQuery, Mongoose.js, Passport.js, Easyimage, sendgrid, multer, bcrypt.js, connect-flash <text:span text:style-name="T8">e</text:span>tc.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>Activities</text:p>
      <text:p text:style-name="P11"/>
      <text:list xml:id="list163538003797058" text:continue-numbering="true" text:style-name="WWNum3">
        <text:list-item>
          <text:list>
            <text:list-item>
              <text:p text:style-name="P31">College</text:p>
              <text:list>
                <text:list-item>
                  <text:p text:style-name="P30">Started Computer Training Institute</text:p>
                  <text:list>
                    <text:list-item>
                      <text:p text:style-name="P29">URL-<text:tab/><text:a xlink:type="simple" xlink:href="http://www.coderpigeon.com/" text:style-name="Internet_20_link" text:visited-style-name="Visited_20_Internet_20_Link">http://www.coderpigeon.com</text:a></text:p>
                    </text:list-item>
                    <text:list-item>
                      <text:p text:style-name="P29">Taught multiple courses on web development</text:p>
                    </text:list-item>
                  </text:list>
                </text:list-item>
                <text:list-item>
                  <text:p text:style-name="P32">Completed “Certificate in Network management Course”</text:p>
                </text:list-item>
                <text:list-item>
                  <text:p text:style-name="P29">Organized Techno-cultural fest in Ewing Christian College, Allahabad</text:p>
                </text:list-item>
                <text:list-item>
                  <text:p text:style-name="P29">Presented a seminar in Ewing Christian College, Allahabad</text:p>
                </text:list-item>
                <text:list-item>
                  <text:p text:style-name="P29"><text:span text:style-name="T7">C</text:span>o-ordinated “Cyborg- The Robotics Workshop”</text:p>
                </text:list-item>
                <text:list-item>
                  <text:p text:style-name="P29"><text:span text:style-name="T7">C</text:span>o-ordinated “nDROID Workshop”</text:p>
                </text:list-item>
                <text:list-item>
                  <text:p text:style-name="P29"><text:span text:style-name="T7">O</text:span>rganised “Ethical Hacking and Cyber Forensics” workshop</text:p>
                </text:list-item>
                <text:list-item>
                  <text:p text:style-name="P32">Participated in “Cyborg- The Robotics Workshop”</text:p>
                </text:list-item>
              </text:list>
            </text:list-item>
            <text:list-item>
              <text:p text:style-name="P31">School</text:p>
              <text:list>
                <text:list-item>
                  <text:p text:style-name="P33">School topper (AIR: 1063) in NLSTSE-2007 conducted by Unified Council</text:p>
                </text:list-item>
                <text:list-item>
                  <text:p text:style-name="P34">AIR-1024 in NLSTSE-2008 conducted by Unified Council</text:p>
                </text:list-item>
                <text:list-item>
                  <text:p text:style-name="P34">Rank-2 in National Science Talent Hunt 2007 by Akash Institute</text:p>
                </text:list-item>
                <text:list-item>
                  <text:p text:style-name="P34">AIR- 710 in NLSTSE 2009 conducted by Unified Council</text:p>
                </text:list-item>
                <text:list-item>
                  <text:p text:style-name="P35">Participated in National Science Olympiad conducted by Science Olympiad Foundation</text:p>
                </text:list-item>
                <text:list-item>
                  <text:p text:style-name="P35">Participated in National Cyber Olympiad conducted by Science Olympiad Foundation</text:p>
                </text:list-item>
                <text:list-item>
                  <text:p text:style-name="P32">Participated in “Run for Crime Free Society” during Public Police Week-2006</text:p>
                </text:list-item>
                <text:list-item>
                  <text:p text:style-name="P32">Participated in painting Competition organised by Maruti Suzuki</text:p>
                </text:list-item>
              </text:list>
            </text:list-item>
          </text:list>
        </text:list-item>
      </text:list>
      <text:p text:style-name="P19"/>
      <text:p text:style-name="P41">Hobbies</text:p>
      <text:p text:style-name="P12"/>
      <text:list xml:id="list163538210259721" text:continue-numbering="true" text:style-name="WWNum3">
        <text:list-item>
          <text:list>
            <text:list-item>
              <text:p text:style-name="P36">Teaching</text:p>
            </text:list-item>
          </text:list>
        </text:list-item>
      </text:list>
      <text:p text:style-name="P8"/>
      <text:p text:style-name="P42">Personal Information</text:p>
      <text:p text:style-name="P9"/>
      <text:list xml:id="list7156386417512720563" text:style-name="WWNum2">
        <text:list-item>
          <text:p text:style-name="P37"><text:span text:style-name="T1">Date of Birth:<text:tab/>10</text:span><text:span text:style-name="T2">th</text:span><text:span text:style-name="T1"> October 1994</text:span></text:p>
        </text:list-item>
        <text:list-item>
          <text:p text:style-name="P38">Sex:<text:tab/><text:tab/>Male</text:p>
        </text:list-item>
        <text:list-item>
          <text:p text:style-name="P38">Nationality:<text:tab/>Indi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0.635cm"/>
          <style:tab-stop style:position="1.27cm"/>
          <style:tab-stop style:position="1.905cm"/>
        </style:tab-stops>
      </style:paragraph-properties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default-outline-level="" style:class="chapter">
      <style:paragraph-properties fo:margin-top="0cm" fo:margin-bottom="0cm" style:contextual-spacing="false" fo:line-height="100%" fo:text-align="center" style:justify-single-word="false"/>
      <style:text-properties fo:font-variant="small-caps" style:font-name="Arial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Heading" style:class="chapter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fo:font-variant="small-caps" style:font-name="Arial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94cm" fo:margin-bottom="1.27cm" fo:margin-left="1.111cm" fo:margin-right="1.58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1T15:39:00</meta:creation-date>
    <meta:initial-creator>compaq</meta:initial-creator>
    <dc:language>en-IN</dc:language>
    <dc:date>2016-02-14T16:35:37.311495126</dc:date>
    <meta:editing-cycles>89</meta:editing-cycles>
    <meta:editing-duration>PT2H51M19S</meta:editing-duration>
    <meta:generator>LibreOffice/4.2.8.2$Linux_X86_64 LibreOffice_project/420m0$Build-2</meta:generator>
    <meta:document-statistic meta:table-count="2" meta:image-count="0" meta:object-count="0" meta:page-count="2" meta:paragraph-count="88" meta:word-count="431" meta:character-count="2920" meta:non-whitespace-character-count="2624"/>
    <meta:template xlink:type="simple" xlink:actuate="onRequest" xlink:title="Normal" xlink:href=""/>
  </office:meta>
</office:document-meta>
</file>